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d5d5d5" style:font-name="consolas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1.2.5.1 Recenser les utilisateurs du service, leurs rôles et leur niveau de responsabilité </text:p>
      <text:p text:style-name="Standard">C1.2.5.2 Recenser les ressources liées à l'utilisation du service </text:p>
      <text:p text:style-name="Standard">C1.2.5.3 Proposer les niveaux d'habilitation associés au service </text:p>
      <text:p text:style-name="Standard"/>
      <text:p text:style-name="Standard">Visiteur : Ils ont uniquement accès à la page d’acceuille</text:p>
      <text:p text:style-name="Standard">Utilisateur : Ils peuvent se connecter, parler entre utilisateurs, déposer une annonce de stage.</text:p>
      <text:p text:style-name="Standard">Administrateur: Peuvent modifier le calendrier, parler.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5-31T16:21:35.429000000</dc:date>
    <meta:editing-duration>PT12M23S</meta:editing-duration>
    <meta:editing-cycles>5</meta:editing-cycles>
    <meta:document-statistic meta:table-count="0" meta:image-count="0" meta:object-count="0" meta:page-count="1" meta:paragraph-count="6" meta:word-count="60" meta:character-count="431" meta:non-whitespace-character-count="374"/>
  </office:meta>
</office:document-meta>
</file>